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7a13" officeooo:paragraph-rsid="00017a13"/>
    </style:style>
    <style:style style:name="P2" style:family="paragraph" style:parent-style-name="Standard">
      <style:text-properties officeooo:rsid="0003513a" officeooo:paragraph-rsid="0003513a"/>
    </style:style>
    <style:style style:name="P3" style:family="paragraph" style:parent-style-name="Standard">
      <style:text-properties officeooo:rsid="0003c4d9" officeooo:paragraph-rsid="0003c4d9"/>
    </style:style>
    <style:style style:name="P4" style:family="paragraph" style:parent-style-name="Standard">
      <style:text-properties officeooo:rsid="0005168a" officeooo:paragraph-rsid="0005168a"/>
    </style:style>
    <style:style style:name="P5" style:family="paragraph" style:parent-style-name="Standard">
      <style:text-properties officeooo:rsid="0005adde" officeooo:paragraph-rsid="0005adde"/>
    </style:style>
    <style:style style:name="P6" style:family="paragraph" style:parent-style-name="Standard">
      <style:text-properties officeooo:rsid="0005bbdc" officeooo:paragraph-rsid="0005bbdc"/>
    </style:style>
    <style:style style:name="P7" style:family="paragraph" style:parent-style-name="Standard">
      <style:text-properties officeooo:rsid="000af78d" officeooo:paragraph-rsid="000af78d"/>
    </style:style>
    <style:style style:name="P8" style:family="paragraph" style:parent-style-name="Standard">
      <style:text-properties fo:font-weight="bold" officeooo:rsid="00017a13" officeooo:paragraph-rsid="00017a13" style:font-weight-asian="bold" style:font-weight-complex="bold"/>
    </style:style>
    <style:style style:name="P9" style:family="paragraph" style:parent-style-name="Standard">
      <style:text-properties fo:font-weight="bold" officeooo:rsid="0003c4d9" officeooo:paragraph-rsid="0003c4d9" style:font-weight-asian="bold" style:font-weight-complex="bold"/>
    </style:style>
    <style:style style:name="P10" style:family="paragraph" style:parent-style-name="Standard">
      <style:text-properties officeooo:rsid="001064b6" officeooo:paragraph-rsid="001064b6"/>
    </style:style>
    <style:style style:name="P11" style:family="paragraph" style:parent-style-name="Standard">
      <style:text-properties officeooo:rsid="0012b7f6" officeooo:paragraph-rsid="0012b7f6"/>
    </style:style>
    <style:style style:name="P12" style:family="paragraph" style:parent-style-name="Standard">
      <style:text-properties officeooo:rsid="00151212" officeooo:paragraph-rsid="00151212"/>
    </style:style>
    <style:style style:name="P13" style:family="paragraph" style:parent-style-name="Standard" style:list-style-name="L1">
      <style:text-properties officeooo:rsid="00017a13" officeooo:paragraph-rsid="00017a13"/>
    </style:style>
    <style:style style:name="P14" style:family="paragraph" style:parent-style-name="Standard" style:list-style-name="L2">
      <style:text-properties officeooo:rsid="00017a13" officeooo:paragraph-rsid="00017a13"/>
    </style:style>
    <style:style style:name="P15" style:family="paragraph" style:parent-style-name="Standard" style:list-style-name="L2">
      <style:text-properties officeooo:rsid="00017a13" officeooo:paragraph-rsid="000eb4ea"/>
    </style:style>
    <style:style style:name="P16" style:family="paragraph" style:parent-style-name="Standard" style:list-style-name="L2">
      <style:text-properties officeooo:rsid="000eb4ea" officeooo:paragraph-rsid="000eb4ea"/>
    </style:style>
    <style:style style:name="P17" style:family="paragraph" style:parent-style-name="Standard" style:list-style-name="L3">
      <style:text-properties officeooo:rsid="000eb4ea" officeooo:paragraph-rsid="001064b6"/>
    </style:style>
    <style:style style:name="P18" style:family="paragraph" style:parent-style-name="Standard" style:list-style-name="L2">
      <style:text-properties officeooo:rsid="0003513a" officeooo:paragraph-rsid="0003513a"/>
    </style:style>
    <style:style style:name="P19" style:family="paragraph" style:parent-style-name="Standard" style:list-style-name="L2">
      <style:text-properties officeooo:rsid="0003513a" officeooo:paragraph-rsid="000eb4ea"/>
    </style:style>
    <style:style style:name="P20" style:family="paragraph" style:parent-style-name="Standard" style:list-style-name="L4">
      <style:text-properties officeooo:rsid="0003513a" officeooo:paragraph-rsid="0003513a"/>
    </style:style>
    <style:style style:name="P21" style:family="paragraph" style:parent-style-name="Standard" style:list-style-name="L2">
      <style:text-properties officeooo:rsid="000af78d" officeooo:paragraph-rsid="000eb4ea"/>
    </style:style>
    <style:style style:name="P22" style:family="paragraph" style:parent-style-name="Standard" style:list-style-name="L13">
      <style:text-properties officeooo:rsid="000af78d" officeooo:paragraph-rsid="000af78d"/>
    </style:style>
    <style:style style:name="P23" style:family="paragraph" style:parent-style-name="Standard" style:list-style-name="L3">
      <style:text-properties officeooo:rsid="000a5289" officeooo:paragraph-rsid="000a5289"/>
    </style:style>
    <style:style style:name="P24" style:family="paragraph" style:parent-style-name="Standard" style:list-style-name="L7">
      <style:text-properties officeooo:rsid="000a5289" officeooo:paragraph-rsid="001674b9"/>
    </style:style>
    <style:style style:name="P25" style:family="paragraph" style:parent-style-name="Standard" style:list-style-name="L3">
      <style:text-properties officeooo:rsid="001064b6" officeooo:paragraph-rsid="001064b6"/>
    </style:style>
    <style:style style:name="P26" style:family="paragraph" style:parent-style-name="Standard" style:list-style-name="L4">
      <style:text-properties officeooo:rsid="0005168a" officeooo:paragraph-rsid="0005168a"/>
    </style:style>
    <style:style style:name="P27" style:family="paragraph" style:parent-style-name="Standard" style:list-style-name="L7">
      <style:text-properties officeooo:rsid="0005168a" officeooo:paragraph-rsid="0005168a"/>
    </style:style>
    <style:style style:name="P28" style:family="paragraph" style:parent-style-name="Standard" style:list-style-name="L5">
      <style:text-properties officeooo:rsid="00133158" officeooo:paragraph-rsid="00133158"/>
    </style:style>
    <style:style style:name="P29" style:family="paragraph" style:parent-style-name="Standard" style:list-style-name="L9">
      <style:text-properties officeooo:rsid="00133158" officeooo:paragraph-rsid="00133158"/>
    </style:style>
    <style:style style:name="P30" style:family="paragraph" style:parent-style-name="Standard" style:list-style-name="L8">
      <style:text-properties officeooo:rsid="0003c4d9" officeooo:paragraph-rsid="0003c4d9"/>
    </style:style>
    <style:style style:name="P31" style:family="paragraph" style:parent-style-name="Standard" style:list-style-name="L9">
      <style:text-properties officeooo:rsid="0003c4d9" officeooo:paragraph-rsid="0003c4d9"/>
    </style:style>
    <style:style style:name="P32" style:family="paragraph" style:parent-style-name="Standard" style:list-style-name="L10">
      <style:text-properties officeooo:rsid="0003c4d9" officeooo:paragraph-rsid="0003c4d9"/>
    </style:style>
    <style:style style:name="P33" style:family="paragraph" style:parent-style-name="Standard" style:list-style-name="L12">
      <style:text-properties officeooo:rsid="0003c4d9" officeooo:paragraph-rsid="0003c4d9"/>
    </style:style>
    <style:style style:name="P34" style:family="paragraph" style:parent-style-name="Standard">
      <style:text-properties officeooo:rsid="0003c4d9" officeooo:paragraph-rsid="000a5289"/>
    </style:style>
    <style:style style:name="P35" style:family="paragraph" style:parent-style-name="Standard">
      <style:text-properties officeooo:rsid="0003c4d9" officeooo:paragraph-rsid="0003c4d9"/>
    </style:style>
    <style:style style:name="P36" style:family="paragraph" style:parent-style-name="Standard">
      <style:text-properties officeooo:rsid="0003c4d9" officeooo:paragraph-rsid="0005168a"/>
    </style:style>
    <style:style style:name="P37" style:family="paragraph" style:parent-style-name="Standard" style:list-style-name="L8">
      <style:text-properties officeooo:rsid="0007a266" officeooo:paragraph-rsid="0007a266"/>
    </style:style>
    <style:style style:name="P38" style:family="paragraph" style:parent-style-name="Standard" style:list-style-name="L9">
      <style:text-properties officeooo:rsid="000e6d07" officeooo:paragraph-rsid="000e6d07"/>
    </style:style>
    <style:style style:name="P39" style:family="paragraph" style:parent-style-name="Standard" style:list-style-name="L10">
      <style:text-properties officeooo:rsid="0004a5a7" officeooo:paragraph-rsid="0004a5a7"/>
    </style:style>
    <style:style style:name="P40" style:family="paragraph" style:parent-style-name="Standard" style:list-style-name="L10">
      <style:text-properties officeooo:rsid="0005adde" officeooo:paragraph-rsid="0005adde"/>
    </style:style>
    <style:style style:name="P41" style:family="paragraph" style:parent-style-name="Standard" style:list-style-name="L10">
      <style:text-properties officeooo:rsid="0005bbdc" officeooo:paragraph-rsid="0005bbdc"/>
    </style:style>
    <style:style style:name="P42" style:family="paragraph" style:parent-style-name="Standard" style:list-style-name="L7">
      <style:text-properties officeooo:rsid="001674b9" officeooo:paragraph-rsid="001674b9"/>
    </style:style>
    <style:style style:name="P43" style:family="paragraph" style:parent-style-name="Standard" style:list-style-name="L14">
      <style:text-properties officeooo:rsid="0017cd07" officeooo:paragraph-rsid="0017cd07"/>
    </style:style>
    <style:style style:name="P44" style:family="paragraph" style:parent-style-name="Standard" style:list-style-name="L15">
      <style:text-properties officeooo:rsid="0019b085" officeooo:paragraph-rsid="0019b085"/>
    </style:style>
    <style:style style:name="P45" style:family="paragraph" style:parent-style-name="Standard" style:list-style-name="L11">
      <style:text-properties officeooo:rsid="0003c4d9" officeooo:paragraph-rsid="0003c4d9" fo:background-color="#b2b2b2"/>
    </style:style>
    <style:style style:name="P46" style:family="paragraph" style:parent-style-name="Standard" style:list-style-name="L12">
      <style:text-properties officeooo:rsid="0003c4d9" officeooo:paragraph-rsid="0003c4d9" fo:background-color="#b2b2b2"/>
    </style:style>
    <style:style style:name="P47" style:family="paragraph" style:parent-style-name="Standard" style:list-style-name="L12">
      <style:text-properties officeooo:rsid="0005168a" officeooo:paragraph-rsid="0005168a" fo:background-color="#b2b2b2"/>
    </style:style>
    <style:style style:name="P48" style:family="paragraph" style:parent-style-name="Standard" style:list-style-name="L12">
      <style:text-properties officeooo:rsid="000df631" officeooo:paragraph-rsid="000df631" fo:background-color="#b2b2b2"/>
    </style:style>
    <style:style style:name="T1" style:family="text">
      <style:text-properties officeooo:rsid="0003513a"/>
    </style:style>
    <style:style style:name="T2" style:family="text">
      <style:text-properties officeooo:rsid="0004a5a7"/>
    </style:style>
    <style:style style:name="T3" style:family="text">
      <style:text-properties officeooo:rsid="0005168a"/>
    </style:style>
    <style:style style:name="T4" style:family="text">
      <style:text-properties officeooo:rsid="0008cfdd"/>
    </style:style>
    <style:style style:name="T5" style:family="text">
      <style:text-properties officeooo:rsid="000ce3c0"/>
    </style:style>
    <style:style style:name="T6" style:family="text">
      <style:text-properties officeooo:rsid="000e6d07"/>
    </style:style>
    <style:style style:name="T7" style:family="text">
      <style:text-properties officeooo:rsid="000eb4ea"/>
    </style:style>
    <style:style style:name="T8" style:family="text">
      <style:text-properties officeooo:rsid="001064b6"/>
    </style:style>
    <style:style style:name="T9" style:family="text">
      <style:text-properties officeooo:rsid="001674b9"/>
    </style:style>
    <style:style style:name="T10" style:family="text">
      <style:text-properties officeooo:rsid="000d6ee0"/>
    </style:style>
    <style:style style:name="T11" style:family="text">
      <style:text-properties officeooo:rsid="0017cd07"/>
    </style:style>
    <style:style style:name="T12" style:family="text">
      <style:text-properties officeooo:rsid="0019b085"/>
    </style:style>
    <style:style style:name="T13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4" style:family="text">
      <style:text-properties fo:font-variant="normal" fo:text-transform="none" fo:color="#000000" style:font-name="Arial" fo:font-size="9.75pt" fo:letter-spacing="normal" fo:font-style="normal" fo:font-weight="normal" officeooo:rsid="001a6d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tečaj</text:p>
      <text:p text:style-name="P1"/>
      <text:p text:style-name="P8">Modul A: Osnove R-a, R-studia in pisanja kode</text:p>
      <text:p text:style-name="P1"/>
      <text:p text:style-name="P1">Vsebina:</text:p>
      <text:p text:style-name="P1">1. Spoznavanje z R-studiom</text:p>
      <text:list xml:id="list3921473559" text:style-name="L1">
        <text:list-item>
          <text:p text:style-name="P13">“deli” R studia: urejevalnik, konzola</text:p>
        </text:list-item>
        <text:list-item>
          <text:p text:style-name="P13">kako <text:span text:style-name="T7">izvršiti</text:span> kodo</text:p>
        </text:list-item>
        <text:list-item>
          <text:p text:style-name="P13">kako inštalirati pakete / <text:span text:style-name="T5">kako naložiti knjižnice</text:span><text:line-break/></text:p>
        </text:list-item>
      </text:list>
      <text:p text:style-name="P1">2. Spoznavanje s kodo</text:p>
      <text:list xml:id="list415890829" text:style-name="L2">
        <text:list-item>
          <text:p text:style-name="P16">podatkovni tipi</text:p>
          <text:list>
            <text:list-item>
              <text:p text:style-name="P18">celo števil<text:span text:style-name="T7">a</text:span>, realna števila, <text:span text:style-name="T7">znaki, </text:span>NA, <text:span text:style-name="T7">logični vektor, manjkajoči podatki (NA, NULL), faktorji</text:span></text:p>
            </text:list-item>
            <text:list-item>
              <text:p text:style-name="P16">spreminjanje podatkovnega tipa</text:p>
            </text:list-item>
          </text:list>
        </text:list-item>
        <text:list-item>
          <text:p text:style-name="P16">podatkovne strukture</text:p>
          <text:list>
            <text:list-item>
              <text:p text:style-name="P19">vektor, seznam, tabela, <text:span text:style-name="T3">matrika, polje (array)</text:span>,</text:p>
            </text:list-item>
          </text:list>
        </text:list-item>
        <text:list-item>
          <text:p text:style-name="P14"><text:span text:style-name="T7">osnovne računske operacije, osnovne </text:span>“vgrajene” funkcije v R-u <text:span text:style-name="T1">(in pomoč funkcijam), preverjanje enakosti</text:span></text:p>
        </text:list-item>
        <text:list-item>
          <text:p text:style-name="P15">komentarji</text:p>
        </text:list-item>
        <text:list-item>
          <text:p text:style-name="P21">“autocomplete”</text:p>
        </text:list-item>
      </text:list>
      <text:p text:style-name="P1"/>
      <text:p text:style-name="P2">3. Osnove <text:span text:style-name="T7">dela z datotekami</text:span></text:p>
      <text:list xml:id="list632958387" text:style-name="L3">
        <text:list-item>
          <text:p text:style-name="P23">kako nastaviti delovni direktorij</text:p>
        </text:list-item>
        <text:list-item>
          <text:p text:style-name="P17">branje / pisanje različnih tip datotek (csv, tsv, txt, <text:span text:style-name="T4">read clipboard</text:span> …), <text:span text:style-name="T8">parametri (quote, row.names, col.names, header …)</text:span></text:p>
        </text:list-item>
        <text:list-item>
          <text:p text:style-name="P25">lastnosti prebranih podatkov (<text:span text:style-name="T3">nrow, ncol, str, head, tail, t, as.matrix, as.data.frame, table, summary</text:span>)</text:p>
        </text:list-item>
      </text:list>
      <text:list xml:id="list3492745327" text:style-name="L4">
        <text:list-item>
          <text:p text:style-name="P20">primer: preberi podatke, izberi vrstice, izberi stolpce, vsota vrstic, vsota stolpcev</text:p>
        </text:list-item>
        <text:list-item>
          <text:p text:style-name="P26"><text:span text:style-name="T8">primer: </text:span>ustvari tabelo</text:p>
        </text:list-item>
      </text:list>
      <text:p text:style-name="P4"/>
      <text:p text:style-name="P11">4. Pomoč za R</text:p>
      <text:list xml:id="list2591918362" text:style-name="L5">
        <text:list-item>
          <text:p text:style-name="P28">stack overflow</text:p>
        </text:list-item>
      </text:list>
      <text:p text:style-name="P1"/>
      <text:p text:style-name="P1"/>
      <text:p text:style-name="P9">Modul B: <text:span text:style-name="T9">Osnovna obdelava podatkov ter </text:span>kodiranje <text:span text:style-name="T8">v R-u</text:span></text:p>
      <text:p text:style-name="P3"/>
      <text:p text:style-name="P3">Vsebina:</text:p>
      <text:p text:style-name="P3">1. <text:span text:style-name="T3">Agregiranje podatkov</text:span></text:p>
      <text:list xml:id="list4135247065" text:style-name="L7">
        <text:list-item>
          <text:p text:style-name="P27"><text:span text:style-name="T9">srednje vrednosti in razpršenost podatkov: </text:span>povprečj<text:span text:style-name="T9">e-mediana-modus</text:span> / <text:span text:style-name="T9">razpon-</text:span>varianca-standardna deviacija-intervali zaupanja-kvantili</text:p>
        </text:list-item>
        <text:list-item>
          <text:p text:style-name="P42">funkcije v <text:span text:style-name="T10">base / dplyr </text:span>paketih</text:p>
        </text:list-item>
        <text:list-item>
          <text:p text:style-name="P24">apply <text:span text:style-name="T9">družina funkcij</text:span></text:p>
        </text:list-item>
      </text:list>
      <text:p text:style-name="P3"/>
      <text:p text:style-name="P3">2. Manipulacija s podatki</text:p>
      <text:list xml:id="list1896942645" text:style-name="L8">
        <text:list-item>
          <text:p text:style-name="P30">preurejanje tabel</text:p>
        </text:list-item>
        <text:list-item>
          <text:p text:style-name="P30">združevanje tabel</text:p>
        </text:list-item>
        <text:list-item>
          <text:p text:style-name="P37">tidyr/<text:span text:style-name="T11">tidyverse</text:span> <text:span text:style-name="T9">funkcije</text:span></text:p>
        </text:list-item>
      </text:list>
      <text:p text:style-name="P34"/>
      <text:p text:style-name="P3">3. Osnovna statistika – <text:span text:style-name="T6">preverjanje hipotez</text:span></text:p>
      <text:list xml:id="list154624786" text:style-name="L14">
        <text:list-item>
          <text:p text:style-name="P43">ničelna/alternativna hipoteza, stopnja značilnosti, kritična vrednost, p vrednost</text:p>
        </text:list-item>
      </text:list>
      <text:list xml:id="list2603138839" text:style-name="L9">
        <text:list-item>
          <text:p text:style-name="P31">t-test</text:p>
        </text:list-item>
        <text:list-item>
          <text:p text:style-name="P38"><text:soft-page-break/>chi-square</text:p>
        </text:list-item>
        <text:list-item>
          <text:p text:style-name="P31">a-nova</text:p>
        </text:list-item>
        <text:list-item>
          <text:p text:style-name="P29">osnov<text:span text:style-name="T12">ni</text:span> post-hoc test<text:span text:style-name="T12">i</text:span></text:p>
        </text:list-item>
      </text:list>
      <text:p text:style-name="P3"/>
      <text:p text:style-name="P3">4. Vizualizacija podatkov z <text:span text:style-name="T2">lattice / </text:span>ggplot2</text:p>
      <text:list xml:id="list2831953911" text:style-name="L10">
        <text:list-item>
          <text:p text:style-name="P39">histogram</text:p>
        </text:list-item>
        <text:list-item>
          <text:p text:style-name="P32">box plot</text:p>
        </text:list-item>
        <text:list-item>
          <text:p text:style-name="P40">barplot</text:p>
        </text:list-item>
        <text:list-item>
          <text:p text:style-name="P32">scatter plot</text:p>
        </text:list-item>
        <text:list-item>
          <text:p text:style-name="P32">line plot</text:p>
        </text:list-item>
        <text:list-item>
          <text:p text:style-name="P32">distribucija podatkov</text:p>
        </text:list-item>
        <text:list-item>
          <text:p text:style-name="P41">shranjevanje grafov</text:p>
        </text:list-item>
      </text:list>
      <text:p text:style-name="P6"/>
      <text:p text:style-name="P12">5. Shranjevanje work-space v Rstudiu</text:p>
      <text:p text:style-name="P3"/>
      <text:p text:style-name="P9">Modul C: Naprednejša statistika z R-om <text:span text:style-name="T8">in pisanje funkcij</text:span></text:p>
      <text:p text:style-name="P3"/>
      <text:p text:style-name="P3">Vsebina</text:p>
      <text:p text:style-name="P3">1. Linearni modeli</text:p>
      <text:list xml:id="list2155299363" text:style-name="L15">
        <text:list-item>
          <text:p text:style-name="P44">preverjanje predpostavk modela</text:p>
          <text:list>
            <text:list-item>
              <text:p text:style-name="P44">LINE</text:p>
            </text:list-item>
          </text:list>
        </text:list-item>
        <text:list-item>
          <text:p text:style-name="P44">priprava modela</text:p>
        </text:list-item>
        <text:list-item>
          <text:p text:style-name="P44">koeficienti in rezultati modela</text:p>
        </text:list-item>
        <text:list-item>
          <text:p text:style-name="P44">preverjanje ustreznosti modela</text:p>
          <text:list>
            <text:list-item>
              <text:p text:style-name="P44">porazdelitev ostankov, q-q plot, LRT</text:p>
            </text:list-item>
          </text:list>
        </text:list-item>
        <text:list-item>
          <text:p text:style-name="P44">napovedovanje</text:p>
        </text:list-item>
        <text:list-item>
          <text:p text:style-name="P44">post-hoc</text:p>
        </text:list-item>
        <text:list-item>
          <text:p text:style-name="P44"><text:span text:style-name="T13">večrazsežn</text:span><text:span text:style-name="T14">a (“multiple”)</text:span> linearna regresija</text:p>
        </text:list-item>
      </text:list>
      <text:list xml:id="list1427970714" text:style-name="L11">
        <text:list-item>
          <text:p text:style-name="P45">deskriptivna statistika / pregled podatkov</text:p>
        </text:list-item>
      </text:list>
      <text:list xml:id="list3153068495" text:style-name="L12">
        <text:list-item>
          <text:p text:style-name="P46">priprava modela</text:p>
        </text:list-item>
        <text:list-item>
          <text:p text:style-name="P47">predpostavke modela</text:p>
        </text:list-item>
        <text:list-item>
          <text:p text:style-name="P46">fiksne / nakljućne spremenljivke</text:p>
        </text:list-item>
        <text:list-item>
          <text:p text:style-name="P46">normalizacija podatkov</text:p>
        </text:list-item>
        <text:list-item>
          <text:p text:style-name="P47">OUTPUT</text:p>
        </text:list-item>
        <text:list-item>
          <text:p text:style-name="P46">koeficienti modela <text:span text:style-name="T3">(summary(</text:span></text:p>
        </text:list-item>
        <text:list-item>
          <text:p text:style-name="P46">koeficient korelacije</text:p>
        </text:list-item>
        <text:list-item>
          <text:p text:style-name="P48">log-likelihood test</text:p>
        </text:list-item>
      </text:list>
      <text:p text:style-name="P3"/>
      <text:p text:style-name="P36"/>
      <text:p text:style-name="P5">2. Logistična regresija</text:p>
      <text:p text:style-name="P10">3. Pisanje funkcij</text:p>
      <text:p text:style-name="P3"/>
      <text:p text:style-name="P7">4. Druge možnosti R-a</text:p>
      <text:list xml:id="list824971770" text:style-name="L13">
        <text:list-item>
          <text:p text:style-name="P22">shiny R</text:p>
        </text:list-item>
        <text:list-item>
          <text:p text:style-name="P22">knit</text:p>
        </text:list-item>
        <text:list-item>
          <text:p text:style-name="P22">genomika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1:37:24.087368964</meta:creation-date>
    <dc:date>2020-07-09T10:03:24.465095937</dc:date>
    <meta:editing-duration>P5DT1H1M5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76" meta:word-count="350" meta:character-count="2288" meta:non-whitespace-character-count="2068"/>
  </office:meta>
</office:document-meta>
</file>